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9434" calcext:value-type="float">
            <text:p>4.86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92697" calcext:value-type="float">
            <text:p>5.29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29131" calcext:value-type="float">
            <text:p>1.13E+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811307" calcext:value-type="float">
            <text:p>8.81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45451" calcext:value-type="float">
            <text:p>8.95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0017" calcext:value-type="float">
            <text:p>1.05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5516" calcext:value-type="float">
            <text:p>1.45E+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9437" calcext:value-type="float">
            <text:p>1.20E+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3544" calcext:value-type="float">
            <text:p>1.19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71361" calcext:value-type="float">
            <text:p>1.77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03875" calcext:value-type="float">
            <text:p>1.30E+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87085" calcext:value-type="float">
            <text:p>1.99E+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36411" calcext:value-type="float">
            <text:p>1.54E+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47615" calcext:value-type="float">
            <text:p>1.95E+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6742" calcext:value-type="float">
            <text:p>1.67E+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1285" calcext:value-type="float">
            <text:p>2.39E+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76543" calcext:value-type="float">
            <text:p>3.08E+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.90829" calcext:value-type="float">
            <text:p>3.59E+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.29812" calcext:value-type="float">
            <text:p>4.03E+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.82214" calcext:value-type="float">
            <text:p>4.38E+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.68124" calcext:value-type="float">
            <text:p>4.67E+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.38465" calcext:value-type="float">
            <text:p>4.94E+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1.12395" calcext:value-type="float">
            <text:p>5.11E+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.19109" calcext:value-type="float">
            <text:p>5.32E+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4.92016" calcext:value-type="float">
            <text:p>5.49E+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.46625" calcext:value-type="float">
            <text:p>5.65E+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.60207" calcext:value-type="float">
            <text:p>5.76E+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.49539" calcext:value-type="float">
            <text:p>5.85E+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9.71654" calcext:value-type="float">
            <text:p>5.97E+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0.49102" calcext:value-type="float">
            <text:p>6.05E+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1.34771" calcext:value-type="float">
            <text:p>6.13E+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.12567" calcext:value-type="float">
            <text:p>6.21E+0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2.88967" calcext:value-type="float">
            <text:p>6.29E+0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3.44014" calcext:value-type="float">
            <text:p>6.34E+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4.02764" calcext:value-type="float">
            <text:p>6.40E+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4.46586" calcext:value-type="float">
            <text:p>6.45E+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4.96796" calcext:value-type="float">
            <text:p>6.50E+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5.41203" calcext:value-type="float">
            <text:p>6.54E+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5.87955" calcext:value-type="float">
            <text:p>6.59E+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.33933" calcext:value-type="float">
            <text:p>6.63E+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6.74403" calcext:value-type="float">
            <text:p>6.67E+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7.02705" calcext:value-type="float">
            <text:p>6.70E+0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7.50012" calcext:value-type="float">
            <text:p>6.75E+0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7.63234" calcext:value-type="float">
            <text:p>6.76E+0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8.04464" calcext:value-type="float">
            <text:p>6.80E+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8.33059" calcext:value-type="float">
            <text:p>6.83E+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8.76224" calcext:value-type="float">
            <text:p>6.88E+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.80171" calcext:value-type="float">
            <text:p>6.88E+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9.06749" calcext:value-type="float">
            <text:p>6.91E+0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9.208" calcext:value-type="float">
            <text:p>6.92E+0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9.35838" calcext:value-type="float">
            <text:p>6.94E+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9.56959" calcext:value-type="float">
            <text:p>6.96E+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9.71301" calcext:value-type="float">
            <text:p>6.97E+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9.89151" calcext:value-type="float">
            <text:p>6.99E+0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0.06782" calcext:value-type="float">
            <text:p>7.01E+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0.3682" calcext:value-type="float">
            <text:p>7.04E+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0.65878" calcext:value-type="float">
            <text:p>7.07E+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0.7863" calcext:value-type="float">
            <text:p>7.08E+0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0.74003" calcext:value-type="float">
            <text:p>7.07E+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1.21479" calcext:value-type="float">
            <text:p>7.12E+0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1.39244" calcext:value-type="float">
            <text:p>7.14E+0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1.57076" calcext:value-type="float">
            <text:p>7.16E+0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1.79086" calcext:value-type="float">
            <text:p>7.18E+0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.83516" calcext:value-type="float">
            <text:p>7.18E+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1.92311" calcext:value-type="float">
            <text:p>7.19E+0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1.94237" calcext:value-type="float">
            <text:p>7.19E+0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2.09372" calcext:value-type="float">
            <text:p>7.21E+0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2.20759" calcext:value-type="float">
            <text:p>7.22E+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2.47335" calcext:value-type="float">
            <text:p>7.25E+0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2.40334" calcext:value-type="float">
            <text:p>7.24E+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2.50922" calcext:value-type="float">
            <text:p>7.25E+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2.54516" calcext:value-type="float">
            <text:p>7.25E+0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2.77154" calcext:value-type="float">
            <text:p>7.28E+0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2.96623" calcext:value-type="float">
            <text:p>7.30E+0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2.83669" calcext:value-type="float">
            <text:p>7.28E+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2.89856" calcext:value-type="float">
            <text:p>7.29E+0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2.89165" calcext:value-type="float">
            <text:p>7.29E+0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3.17371" calcext:value-type="float">
            <text:p>7.32E+0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3.00073" calcext:value-type="float">
            <text:p>7.30E+0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3.20573" calcext:value-type="float">
            <text:p>7.32E+0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3.27584" calcext:value-type="float">
            <text:p>7.33E+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3.18952" calcext:value-type="float">
            <text:p>7.32E+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3.36501" calcext:value-type="float">
            <text:p>7.34E+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3.41004" calcext:value-type="float">
            <text:p>7.34E+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3.60463" calcext:value-type="float">
            <text:p>7.36E+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3.78739" calcext:value-type="float">
            <text:p>7.38E+0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3.55808" calcext:value-type="float">
            <text:p>7.36E+0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3.72215" calcext:value-type="float">
            <text:p>7.37E+0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3.85447" calcext:value-type="float">
            <text:p>7.39E+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3.86368" calcext:value-type="float">
            <text:p>7.39E+0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3.76024" calcext:value-type="float">
            <text:p>7.38E+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3.80466" calcext:value-type="float">
            <text:p>7.38E+0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4.14103" calcext:value-type="float">
            <text:p>7.41E+0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3.92591" calcext:value-type="float">
            <text:p>7.39E+0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3.96285" calcext:value-type="float">
            <text:p>7.40E+0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4.11102" calcext:value-type="float">
            <text:p>7.41E+0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3.87927" calcext:value-type="float">
            <text:p>7.39E+0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4.18316" calcext:value-type="float">
            <text:p>7.42E+0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4.30237" calcext:value-type="float">
            <text:p>7.43E+0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74.27615" calcext:value-type="float">
            <text:p>7.43E+0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74.30096" calcext:value-type="float">
            <text:p>7.43E+0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74.28204" calcext:value-type="float">
            <text:p>7.43E+0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74.43828" calcext:value-type="float">
            <text:p>7.44E+0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74.38925" calcext:value-type="float">
            <text:p>7.44E+0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74.38976" calcext:value-type="float">
            <text:p>7.44E+0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74.5329" calcext:value-type="float">
            <text:p>7.45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4:27.411559757</meta:creation-date>
    <dc:date>2017-05-30T17:25:23.816220166</dc:date>
    <meta:editing-duration>PT56S</meta:editing-duration>
    <meta:editing-cycles>3</meta:editing-cycles>
    <meta:generator>LibreOffice/5.3.1.2$Linux_X86_64 LibreOffice_project/30m0$Build-2</meta:generator>
    <meta:document-statistic meta:table-count="1" meta:cell-count="212" meta:object-count="0"/>
  </office:meta>
</office:document-meta>
</file>